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7D0000007D50A248A1B47FE92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regular" svg:font-family="'open sansregular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able_20_Contents">
      <style:text-properties fo:font-size="24pt" fo:font-weight="bold" officeooo:rsid="000d49d1" officeooo:paragraph-rsid="000f5af4" style:font-size-asian="24pt" style:font-weight-asian="bold" style:font-size-complex="24pt" style:font-weight-complex="bold"/>
    </style:style>
    <style:style style:name="P2" style:family="paragraph" style:parent-style-name="Table_20_Contents">
      <style:text-properties fo:font-size="12pt" fo:font-weight="bold" officeooo:rsid="000d49d1" officeooo:paragraph-rsid="000f5af4" style:font-size-asian="12pt" style:font-weight-asian="bold" style:font-size-complex="12pt" style:font-weight-complex="bold"/>
    </style:style>
    <style:style style:name="P3" style:family="paragraph" style:parent-style-name="Table_20_Contents">
      <style:text-properties fo:font-size="12pt" fo:font-weight="normal" officeooo:rsid="000d49d1" officeooo:paragraph-rsid="000f5af4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0b6734" officeooo:paragraph-rsid="000b6734" style:font-size-asian="21pt" style:font-weight-asian="bold" style:font-size-complex="2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10196" officeooo:paragraph-rsid="0011019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10196" officeooo:paragraph-rsid="00133c7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19751" officeooo:paragraph-rsid="00119751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33c73" officeooo:paragraph-rsid="00133c73" style:font-size-asian="10.5pt" style:font-weight-asian="normal" style:font-size-complex="12pt" style:font-weight-complex="normal"/>
    </style:style>
    <style:style style:name="T1" style:family="text">
      <style:text-properties officeooo:rsid="00119751"/>
    </style:style>
    <style:style style:name="T2" style:family="text">
      <style:text-properties officeooo:rsid="00133c73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7">August 29, 2016</text:p>
      <text:p text:style-name="P7"/>
      <text:p text:style-name="P7">Mr. Chad Mullis</text:p>
      <text:p text:style-name="P7">Director, Enterprise Server Services</text:p>
      <text:p text:style-name="P7">Middle Tennessee State University</text:p>
      <text:p text:style-name="P5"/>
      <text:p text:style-name="P5"><text:span text:style-name="T1">Dear </text:span>Mr. Mullis,</text:p>
      <text:p text:style-name="P5"/>
      <text:p text:style-name="P6"><text:tab/>I am a passionate problem solver who has taken a hobby and turned it into a career. <text:span text:style-name="T2">M</text:span>y curiosity <text:span text:style-name="T2">h</text:span>as <text:span text:style-name="T2">been </text:span>a motivator <text:span text:style-name="T2">for learning new skills, and I don’t see that slowing down any time soon. </text:span></text:p>
      <text:p text:style-name="P6"/>
      <text:p text:style-name="P6"><text:tab/>I look forward to meeting with you to discuss the role I can play at the University. My resume is included <text:span text:style-name="T2">with</text:span> this application, and I can be reached at the above phone number to answer any further qu<text:span text:style-name="T1">e</text:span>stions you may have.</text:p>
      <text:p text:style-name="P6"/>
      <text:p text:style-name="P8">Thank you for your consideration,</text:p>
      <text:p text:style-name="P8"/>
      <text:p text:style-name="P8">Michael Fish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regular" svg:font-family="'open sansregular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padding="0in" fo:border-left="none" fo:border-right="none" fo:border-top="none" fo:border-bottom="3pt solid #000000" style:shadow="none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able_20_Contents">
      <style:text-properties fo:font-size="24pt" fo:font-weight="bold" officeooo:rsid="000d49d1" officeooo:paragraph-rsid="000f5af4" style:font-size-asian="24pt" style:font-weight-asian="bold" style:font-size-complex="24pt" style:font-weight-complex="bold"/>
    </style:style>
    <style:style style:name="MP2" style:family="paragraph" style:parent-style-name="Table_20_Contents">
      <style:text-properties fo:font-size="12pt" fo:font-weight="bold" officeooo:rsid="000d49d1" officeooo:paragraph-rsid="000f5af4" style:font-size-asian="12pt" style:font-weight-asian="bold" style:font-size-complex="12pt" style:font-weight-complex="bold"/>
    </style:style>
    <style:style style:name="MP3" style:family="paragraph" style:parent-style-name="Table_20_Contents">
      <style:text-properties fo:font-size="12pt" fo:font-weight="normal" officeooo:rsid="000d49d1" officeooo:paragraph-rsid="000f5af4" style:font-size-asian="12pt" style:font-weight-asian="normal" style:font-size-complex="12pt" style:font-weight-complex="normal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5.9091in" svg:y="0.0047in" svg:width="1in" svg:height="1in" draw:z-index="0"><draw:image xlink:href="Pictures/100002010000007D0000007D50A248A1B47FE921.png" xlink:type="simple" xlink:show="embed" xlink:actuate="onLoad"/></draw:frame>Michael Fisher</text:p>
        <text:p text:style-name="MP2">Nashville, TN</text:p>
        <text:p text:style-name="MP3">michael@thefisherhome.net</text:p>
        <text:p text:style-name="MP3">615.785.0755</text:p>
        <text:p text:style-name="Horizontal_20_Line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14:34:12.840318208</meta:creation-date>
    <dc:date>2016-08-29T09:52:28.999494458</dc:date>
    <meta:editing-duration>PT9M37S</meta:editing-duration>
    <meta:editing-cycles>5</meta:editing-cycles>
    <meta:generator>LibreOffice/5.1.5.2$Linux_X86_64 LibreOffice_project/10m0$Build-2</meta:generator>
    <meta:print-date>2016-08-23T15:09:38.363106920</meta:print-date>
    <meta:document-statistic meta:table-count="0" meta:image-count="1" meta:object-count="0" meta:page-count="1" meta:paragraph-count="13" meta:word-count="109" meta:character-count="642" meta:non-whitespace-character-count="543"/>
  </office:meta>
</office:document-meta>
</file>